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3"/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 style:list-style-name="L4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 style:list-style-name="L6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 style:list-style-name="L6">
      <style:text-properties style:text-underline-style="none" fo:font-weight="normal" style:font-weight-asian="normal" style:font-weight-complex="normal"/>
    </style:style>
    <style:style style:name="P8" style:family="paragraph" style:parent-style-name="Standard" style:list-style-name="L5"/>
    <style:style style:name="P9" style:family="paragraph" style:parent-style-name="Standard" style:list-style-name="L7"/>
    <style:style style:name="P10" style:family="paragraph" style:parent-style-name="Text_20_body" style:list-style-name="L9"/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 style:list-style-name="L13"/>
    <style:style style:name="P13" style:family="paragraph" style:parent-style-name="Preformatted_20_Text">
      <style:text-properties style:text-underline-style="none" fo:font-weight="normal" style:font-weight-asian="normal" style:font-weight-complex="normal"/>
    </style:style>
    <style:style style:name="P14" style:family="paragraph" style:parent-style-name="Preformatted_20_Text" style:list-style-name="L6">
      <style:text-properties style:text-underline-style="none" fo:font-weight="normal" style:font-weight-asian="normal" style:font-weight-complex="normal"/>
    </style:style>
    <style:style style:name="P15" style:family="paragraph" style:parent-style-name="Preformatted_20_Text" style:list-style-name="L8"/>
    <style:style style:name="P16" style:family="paragraph" style:parent-style-name="Preformatted_20_Text" style:list-style-name="L10"/>
    <style:style style:name="P17" style:family="paragraph" style:parent-style-name="Preformatted_20_Text" style:list-style-name="L11"/>
    <style:style style:name="P18" style:family="paragraph" style:parent-style-name="Preformatted_20_Text" style:list-style-name="L12"/>
    <style:style style:name="P19" style:family="paragraph" style:parent-style-name="Preformatted_20_Text" style:list-style-name="L14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9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1" style:family="text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T12" style:family="text">
      <style:text-properties fo:font-size="11pt" style:text-underline-style="none" style:font-size-asian="11pt" style:font-size-complex="11pt"/>
    </style:style>
    <style:style style:name="T13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14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Java EE</text:p>
      <text:p text:style-name="P2"/>
      <text:p text:style-name="Standard"/>
      <text:list xml:id="list1879416136" text:style-name="L3">
        <text:list-item>
          <text:p text:style-name="P3">Fonctionnement d'une application web avec Java EE</text:p>
        </text:list-item>
      </text:list>
      <text:p text:style-name="Standard"/>
      <text:p text:style-name="Standard"><draw:frame draw:style-name="fr1" draw:name="graphics1" text:anchor-type="as-char" svg:width="16.766cm" svg:height="5.754cm" draw:z-index="0"><draw:image xlink:href="http://uploads.siteduzero.com/files/369001_370000/369177.png" xlink:type="simple" xlink:show="embed" xlink:actuate="onLoad"/></draw:frame></text:p>
      <text:p text:style-name="Standard"/>
      <text:p text:style-name="Standard">Le serveur utilisé sera Tomcat.</text:p>
      <text:p text:style-name="Standard"/>
      <text:list xml:id="list925768109" text:style-name="L1">
        <text:list-item>
          <text:p text:style-name="P1"><text:span text:style-name="T2">La servlet</text:span><text:span text:style-name="T1"> </text:span>:</text:p>
        </text:list-item>
      </text:list>
      <text:p text:style-name="Standard"/>
      <text:p text:style-name="Standard">Elle permet le traitement de requêtes et la personnalisation de réponse. Elle est le point d'entrée de l'application. </text:p>
      <text:p text:style-name="Standard"/>
      <text:p text:style-name="Standard">Créer une servlet : (exemple)</text:p>
      <text:p text:style-name="Standard"/>
      <text:p text:style-name="Standard"><text:tab/>package com.sdzee.servlets;</text:p>
      <text:p text:style-name="Standard"/>
      <text:p text:style-name="Standard"><text:tab/>import javax.servlet.http.HttpServlet;</text:p>
      <text:p text:style-name="Standard"/>
      <text:p text:style-name="Standard"><text:tab/>public class Test extends HttpServlet {</text:p>
      <text:p text:style-name="Standard"><text:s text:c="4"/></text:p>
      <text:p text:style-name="Standard"><text:tab/>}</text:p>
      <text:p text:style-name="Standard"/>
      <text:p text:style-name="Standard">Une servlet doit implémenter les méthodes doGet ou doPost ou doHead. </text:p>
      <text:p text:style-name="Standard"/>
      <text:p text:style-name="Standard">Enregistrement auprès de l'application :</text:p>
      <text:p text:style-name="Standard">Dans le fichier web.xml du répertoire WEB_INF, ajouter : </text:p>
      <text:p text:style-name="Standard">- <text:bookmark text:name="r-619452"/>Définition de la servlet</text:p>
      <text:p text:style-name="Standard"><text:tab/>&lt;servlet&gt;</text:p>
      <text:p text:style-name="Standard"><text:tab/><text:tab/>&lt;servlet-name&gt;Test&lt;/servlet-name&gt;</text:p>
      <text:p text:style-name="Standard"><text:tab/><text:tab/>&lt;servlet-class&gt;com.sdzee.servlets.Test&lt;/servlet-class&gt;</text:p>
      <text:p text:style-name="Standard"><text:tab/>&lt;/servlet&gt;</text:p>
      <text:p text:style-name="Standard"/>
      <text:p text:style-name="Standard">-<text:bookmark text:name="r-619472"/>Mapping de la servlet</text:p>
      <text:p text:style-name="Standard"><text:tab/>&lt;servlet-mapping&gt;</text:p>
      <text:p text:style-name="Standard"><text:tab/><text:tab/>&lt;servlet-name&gt;Test&lt;/servlet-name&gt;</text:p>
      <text:p text:style-name="Standard"><text:tab/><text:tab/>&lt;url-pattern&gt;/toto&lt;/url-pattern&gt;</text:p>
      <text:p text:style-name="Standard"><text:tab/>&lt;/servlet-mapping&gt;</text:p>
      <text:p text:style-name="Standard"><text:soft-page-break/></text:p>
      <text:p text:style-name="Standard"/>
      <text:p text:style-name="Standard"/>
      <text:list xml:id="list1214948342" text:style-name="L4">
        <text:list-item>
          <text:p text:style-name="P5">La page JSP</text:p>
          <text:p text:style-name="P5"/>
        </text:list-item>
      </text:list>
      <text:list xml:id="list857950062" text:style-name="L5">
        <text:list-header>
          <text:p text:style-name="P8"><text:span text:style-name="T5">Une page JSP ressemble beaucoup à une page HTML : </text:span></text:p>
        </text:list-header>
        <text:list-item>
          <text:p text:style-name="P8"><text:span text:style-name="T5">Elle est éxécutée côté serveur et génère une page renvoyée au client</text:span></text:p>
        </text:list-item>
        <text:list-item>
          <text:p text:style-name="P8"><text:span text:style-name="T5">Contient des balise HTML mais aussi des balises JSP qui appelent du code JAVA</text:span></text:p>
        </text:list-item>
      </text:list>
      <text:p text:style-name="Standard"><text:span text:style-name="T5"/></text:p>
      <text:p text:style-name="Standard"><text:span text:style-name="T5">En coulisse côté serveur :</text:span></text:p>
      <text:p text:style-name="Standard"><text:span text:style-name="T5"/></text:p>
      <text:p text:style-name="Standard"><text:span text:style-name="T5"><text:s/></text:span><text:span text:style-name="T5"><draw:frame draw:style-name="fr2" draw:name="graphics2" text:anchor-type="as-char" svg:width="14.129cm" svg:height="8.414cm" draw:z-index="1"><draw:image xlink:href="http://uploads.siteduzero.com/files/369001_370000/369176.png" xlink:type="simple" xlink:show="embed" xlink:actuate="onLoad"/></draw:frame></text:span><text:bookmark text:name="r-619680"/></text:p>
      <text:p text:style-name="Standard"><text:span text:style-name="T5"/></text:p>
      <text:p text:style-name="Standard"><text:span text:style-name="T5">A chaque page JSP crée sera aussi crée une servlet. </text:span></text:p>
      <text:p text:style-name="Standard"><text:span text:style-name="T5">Les pages JSP se trouveront dans le répertoire WEB-INF et ne pourront donc pas être directement appelé par une url.</text:span></text:p>
      <text:p text:style-name="Standard"><text:span text:style-name="T5"/></text:p>
      <text:p text:style-name="Standard"><text:span text:style-name="T5">Mise en relation avec la servlet : </text:span></text:p>
      <text:p text:style-name="Standard"><text:span text:style-name="T5">Une fois la page JSP créer et positionnée dans le bon répertoire. Une servlet doit donc l'appeler grâce à la méthode doGet : </text:span></text:p>
      <text:p text:style-name="Standard"><text:span text:style-name="T5"/></text:p>
      <text:p text:style-name="Standard"><text:span text:style-name="T5">public void doGet( HttpServletRequest request, HttpServletResponse response )<text:tab/>throws ServletException, IOException {</text:span></text:p>
      <text:p text:style-name="Standard"><text:span text:style-name="T5"><text:tab/>this.getServletContext().getRequestDispatcher( "/WEB-INF/test.jsp" ).forward( request, response );</text:span></text:p>
      <text:p text:style-name="Standard"><text:span text:style-name="T5">}</text:span></text:p>
      <text:p text:style-name="Standard"><text:span text:style-name="T5"/></text:p>
      <text:p text:style-name="Standard"><text:span text:style-name="T5">Fonctionnement : </text:span></text:p>
      <text:p text:style-name="Standard"><text:soft-page-break/><text:span text:style-name="T5"><draw:frame draw:style-name="fr1" draw:name="graphics3" text:anchor-type="as-char" svg:width="12.116cm" svg:height="4.754cm" draw:z-index="2"><draw:image xlink:href="http://uploads.siteduzero.com/files/369001_370000/369174.png" xlink:type="simple" xlink:show="embed" xlink:actuate="onLoad"/></draw:frame></text:span></text:p>
      <text:p text:style-name="Standard"><text:span text:style-name="T5"/></text:p>
      <text:p text:style-name="Standard"><text:span text:style-name="T5">Les balises &lt; % …%&gt; permettent d'inclurent du code java, pour récupérer des données envoyés par la servlet par exemple : </text:span></text:p>
      <text:p text:style-name="Standard"><text:span text:style-name="T5"><text:tab/>String attribut = (String) request.getAttribute("test");</text:span></text:p>
      <text:p text:style-name="Standard"><text:span text:style-name="T5"/></text:p>
      <text:p text:style-name="Standard"><text:span text:style-name="T5">Il n'est pas très propre d'écrire du code Java dans une JSP ! </text:span></text:p>
      <text:p text:style-name="Standard"><text:span text:style-name="T5"/></text:p>
      <text:p text:style-name="Standard"><text:span text:style-name="T5">Données issues du client (par l'url) : les paramètres</text:span></text:p>
      <text:p text:style-name="Standard"><text:span text:style-name="T5"/></text:p>
      <text:p text:style-name="Standard"><text:span text:style-name="T5">Méthode GET : Pour de petites données. Si pas d'impact sur la ressource.</text:span></text:p>
      <text:p text:style-name="Standard"><text:span text:style-name="T5"/></text:p>
      <text:p text:style-name="Standard"><text:span text:style-name="T5">Méthode POST : Utilisé pour transmettre de grosses données. S'il y a un impact sur la ressource. </text:span></text:p>
      <text:p text:style-name="Standard"><text:span text:style-name="T5"/></text:p>
      <text:p text:style-name="Standard"><text:span text:style-name="T5">Syntaxe : </text:span></text:p>
      <text:list xml:id="list1151179685" text:style-name="L7">
        <text:list-item>
          <text:p text:style-name="P9"><text:span text:style-name="T6">Les directives </text:span><text:span text:style-name="T5">: Placées en en-tête de page entre les balises &lt;%@ …%&gt;</text:span></text:p>
          <text:list>
            <text:list-item>
              <text:p text:style-name="P9"><text:span text:style-name="T6">taglib</text:span><text:span text:style-name="T5"> : inclut une bibliothèque personalisée nommée maTagLib</text:span></text:p>
              <text:p text:style-name="P9"><text:span text:style-name="T5">&lt;%@ taglib uri="maTagLib.tld" prefix="tagExemple" %&gt;</text:span></text:p>
            </text:list-item>
            <text:list-item>
              <text:p text:style-name="P9"><text:span text:style-name="T5">page : définit des informations relatives à la page JSP</text:span></text:p>
            </text:list-item>
            <text:list-item>
              <text:p text:style-name="P9"><text:span text:style-name="T6">include</text:span><text:span text:style-name="T5"> : inclut le contenu d'un autre fichier dans le fichier courant</text:span></text:p>
              <text:p text:style-name="P9"><text:span text:style-name="T5">&lt;%@ include file="uneAutreJSP.jsp" %&gt;</text:span></text:p>
              <text:p text:style-name="P9"><text:span text:style-name="T5">Très utile pour inclure le header et footer de la page par exemple ! Inclusion de pages uniquement statiques</text:span></text:p>
              <text:p text:style-name="P9"><text:span text:style-name="T5">Copie de la page avant compilation de celle-ci</text:span></text:p>
            </text:list-item>
            <text:list-item>
              <text:p text:style-name="P9"><text:span text:style-name="T5">standard include : inclut du contenu de manière "dynamique". Le contenu sera ici chargé à l'exécution.</text:span></text:p>
              <text:p text:style-name="P9">Pour inclure un même <text:span text:style-name="Emphasis"><text:span text:style-name="T5">header</text:span></text:span><text:span text:style-name="T5"> et un même </text:span><text:span text:style-name="Emphasis"><text:span text:style-name="T5">footer</text:span></text:span><text:span text:style-name="T5"> dans toutes les pages de votre application ou site web, il est préférable de ne pas utiliser ces techniques d'inclusion, mais de spécifier directement ces portions communes dans le fichier </text:span><text:span text:style-name="Strong_20_Emphasis"><text:span text:style-name="T4">web.xml</text:span></text:span><text:span text:style-name="T5"> de votre projet.</text:span></text:p>
            </text:list-item>
          </text:list>
          <text:p text:style-name="P9"><text:span text:style-name="T5"/></text:p>
        </text:list-item>
      </text:list>
      <text:p text:style-name="Standard"><text:span text:style-name="T5"/></text:p>
      <text:list xml:id="list1293214525" text:style-name="L6">
        <text:list-item>
          <text:p text:style-name="P6">Le Javabean</text:p>
        </text:list-item>
        <text:list-item>
          <text:p text:style-name="P6">Le langage EL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list xml:id="list1768971980" text:continue-numbering="true" text:style-name="L6">
        <text:list-item>
          <text:p text:style-name="P6">Technologies JSTL</text:p>
          <text:p text:style-name="P7">Langage propre utilisé dans les pages JSP.</text:p>
          <text:p text:style-name="P7">Afin d'utiliser du JSTL dans une page JSP, ajoutez : </text:p>
          <text:list>
            <text:list-header>
              <text:p text:style-name="P14"><text:bookmark text:name="r-620920"/><text:span text:style-name="Source_20_Text">&lt;%@ taglib uri="http://java.sun.com/jsp/jstl/core" prefix="c" %&gt;</text:span></text:p>
            </text:list-header>
          </text:list>
        </text:list-item>
      </text:list>
      <text:p text:style-name="P13"><text:span text:style-name="Source_20_Text"/></text:p>
      <text:p text:style-name="P13"><text:span text:style-name="Source_20_Text"><text:tab/>Reconnaissance par tomcat : </text:span></text:p>
      <text:p text:style-name="Preformatted_20_Text"><text:span text:style-name="Source_20_Text"><text:span text:style-name="T5"><text:tab/>Télécharger </text:span></text:span><text:span text:style-name="Source_20_Text"><text:span text:style-name="Strong_20_Emphasis">jstl-1.2.jar</text:span></text:span><text:span text:style-name="Source_20_Text"><text:span text:style-name="T5"> en cliquant sur ce lien : </text:span></text:span><text:a xlink:type="simple" xlink:href="http://www.sdz-files.com/cours/java-ee/jstl-1.2.jar"><text:span text:style-name="Source_20_Text"><text:span text:style-name="T3">http://www.sdz-files.com/cours/java-ee/jstl-1.2.jar</text:span></text:span></text:a></text:p>
      <text:p text:style-name="Preformatted_20_Text"><text:span text:style-name="Source_20_Text"><text:span text:style-name="T5"/></text:span></text:p>
      <text:p text:style-name="Preformatted_20_Text"><text:span text:style-name="Source_20_Text"><text:span text:style-name="T5">Le copier dans le répertoire lib de WEB-INF</text:span></text:span></text:p>
      <text:p text:style-name="Preformatted_20_Text"><text:span text:style-name="Source_20_Text"><text:span text:style-name="T5"/></text:span></text:p>
      <text:list xml:id="list151486753" text:style-name="L8">
        <text:list-item>
          <text:p text:style-name="P15"><text:span text:style-name="Source_20_Text"><text:span text:style-name="T6">La bibliothèque Core :</text:span></text:span></text:p>
        </text:list-item>
      </text:list>
      <text:p text:style-name="Preformatted_20_Text"><text:span text:style-name="Source_20_Text"><text:span text:style-name="T6"/></text:span></text:p>
      <text:p text:style-name="Preformatted_20_Text"><text:span text:style-name="Source_20_Text"><text:span text:style-name="T3">Affichage d'une expression</text:span></text:span><text:span text:style-name="Source_20_Text"><text:span text:style-name="T6"> </text:span></text:span></text:p>
      <text:p text:style-name="Preformatted_20_Text"><text:span text:style-name="Source_20_Text"><text:span text:style-name="T6">&lt;c:out value="" /&gt;</text:span></text:span></text:p>
      <text:p text:style-name="Preformatted_20_Text"><text:span text:style-name="Source_20_Text"><text:span text:style-name="T5">utiliser ce tag JSTL lorsque vous affichez des variables</text:span></text:span></text:p>
      <text:p text:style-name="Preformatted_20_Text"><text:span text:style-name="Source_20_Text"><text:span text:style-name="T5"/></text:span></text:p>
      <text:h text:style-name="Heading_20_5" text:outline-level="5"><text:bookmark text:name="r-621006"/><text:span text:style-name="Source_20_Text"><text:span text:style-name="T3">Création de variable</text:span></text:span></text:h>
      <text:p text:style-name="Text_20_body"><text:span text:style-name="Source_20_Text"><text:span text:style-name="T9">&lt;c:set&gt;</text:span></text:span></text:p>
      <text:p text:style-name="Text_20_body"><text:span text:style-name="Source_20_Text"><text:span text:style-name="T8">ex : Cette balise met l'expression "Salut les zéros !" dans l'attribut "message" de la requête : </text:span></text:span></text:p>
      <text:p text:style-name="Text_20_body"><text:span text:style-name="Source_20_Text"><text:span text:style-name="T9">&lt;c:set var="message" value="Salut les zéros !" scope="request" /&gt;</text:span></text:span></text:p>
      <text:p text:style-name="Text_20_body"><text:span text:style-name="Source_20_Text"><text:span text:style-name="T8">Puis affichage de l'expression contenue dans la variable "message" de la requête :</text:span></text:span></text:p>
      <text:p text:style-name="Text_20_body"><text:span text:style-name="Source_20_Text"><text:span text:style-name="T9">&lt;c:out value="${requestScope.message}" /&gt;</text:span></text:span></text:p>
      <text:p text:style-name="Text_20_body"><text:span text:style-name="Source_20_Text"><text:span text:style-name="T9"/></text:span></text:p>
      <text:p text:style-name="Text_20_body"><text:span text:style-name="Source_20_Text"><text:span text:style-name="T9"/></text:span></text:p>
      <text:p text:style-name="Text_20_body"><text:span text:style-name="Source_20_Text"><text:span text:style-name="T9"/></text:span></text:p>
      <text:p text:style-name="Text_20_body"><text:span text:style-name="Source_20_Text"><text:span text:style-name="T9"/></text:span></text:p>
      <text:p text:style-name="Text_20_body"><text:span text:style-name="Source_20_Text"><text:span text:style-name="T9"/></text:span></text:p>
      <text:p text:style-name="Text_20_body"><text:span text:style-name="Source_20_Text"><text:span text:style-name="T9"/></text:span></text:p>
      <text:p text:style-name="Text_20_body"><text:span text:style-name="Source_20_Text"><text:span text:style-name="T9"/></text:span></text:p>
      <text:p text:style-name="Text_20_body"><text:span text:style-name="Source_20_Text"><text:span text:style-name="T9"/></text:span></text:p>
      <text:p text:style-name="Text_20_body"><text:span text:style-name="Source_20_Text"><text:span text:style-name="T9"/></text:span></text:p>
      <text:p text:style-name="Text_20_body"><text:span text:style-name="Source_20_Text"><text:span text:style-name="T9"/></text:span></text:p>
      <text:p text:style-name="Text_20_body"><text:span text:style-name="Source_20_Text"><text:span text:style-name="T9"/></text:span></text:p>
      <text:p text:style-name="Text_20_body"><text:span text:style-name="Source_20_Text"><text:span text:style-name="T9"/></text:span></text:p>
      <text:p text:style-name="Text_20_body"><text:span text:style-name="Source_20_Text"><text:span text:style-name="T9"/></text:span></text:p>
      <text:p text:style-name="Text_20_body"><text:span text:style-name="Source_20_Text"><text:span text:style-name="T9"/></text:span></text:p>
      <text:p text:style-name="Text_20_body"><text:span text:style-name="Source_20_Text"><text:span text:style-name="T9"/></text:span></text:p>
      <text:p text:style-name="Text_20_body"><text:span text:style-name="Source_20_Text"><text:span text:style-name="T9"/></text:span></text:p>
      <text:p text:style-name="Text_20_body"><text:span text:style-name="Source_20_Text"><text:span text:style-name="T9"/></text:span></text:p>
      <text:p text:style-name="Text_20_body"><text:span text:style-name="Source_20_Text"><text:span text:style-name="T9"/></text:span></text:p>
      <text:p text:style-name="Text_20_body"><text:span text:style-name="Source_20_Text"><text:span text:style-name="T9"/></text:span></text:p>
      <text:p text:style-name="Text_20_body"><text:span text:style-name="Source_20_Text"><text:span text:style-name="T9"/></text:span></text:p>
      <text:p text:style-name="Text_20_body"><text:span text:style-name="Source_20_Text"><text:span text:style-name="T9"/></text:span></text:p>
      <text:list xml:id="list1941722343" text:style-name="L9">
        <text:list-item>
          <text:p text:style-name="P10"><text:soft-page-break/><text:span text:style-name="Source_20_Text"><text:span text:style-name="T11">Remarques : </text:span></text:span></text:p>
          <text:p text:style-name="P10"><text:span text:style-name="Source_20_Text"><text:span text:style-name="T11">Les feuilles de styles CSS doivent être placées dans un répertoire publique : ex : webcontent</text:span></text:span></text:p>
        </text:list-item>
      </text:list>
      <text:p text:style-name="Text_20_body"><text:span text:style-name="Source_20_Text"><text:span text:style-name="T11"/></text:span></text:p>
      <text:p text:style-name="P11"><text:span text:style-name="Source_20_Text"><text:span text:style-name="T10">BASE DE DONNEES</text:span></text:span></text:p>
      <text:p text:style-name="Text_20_body"><text:span text:style-name="Source_20_Text"><text:span text:style-name="T11"/></text:span></text:p>
      <text:list xml:id="list1287193777" text:continue-numbering="true" text:style-name="L9">
        <text:list-item>
          <text:p text:style-name="P10"><text:span text:style-name="Source_20_Text"><text:span text:style-name="T14">Préparation de la base de données MySQL</text:span></text:span></text:p>
          <text:p text:style-name="P10"><text:span text:style-name="Source_20_Text"><text:span text:style-name="T13">Télécharger la bonne version : </text:span></text:span><text:a xlink:type="simple" xlink:href="http://dev.mysql.com/downloads/mysql/#downloads"><text:span text:style-name="Source_20_Text">http://dev.mysql.com/downloads/mysql/#downloads</text:span></text:a></text:p>
          <text:p text:style-name="P10"><text:span text:style-name="Source_20_Text"><text:span text:style-name="T13"/></text:span></text:p>
        </text:list-item>
      </text:list>
      <text:p text:style-name="Preformatted_20_Text"><text:bookmark text:name="r-623886"/><text:span text:style-name="Source_20_Text"><text:span text:style-name="T13"><text:tab/>sudo apt-get install mysql-server mysql-client</text:span></text:span></text:p>
      <text:p text:style-name="Preformatted_20_Text"><text:span text:style-name="Source_20_Text"><text:span text:style-name="T13"><text:tab/>Modification du mdp par défaut de l'utilisateur root : </text:span></text:span></text:p>
      <text:p text:style-name="Preformatted_20_Text"><text:bookmark text:name="r-623888"/><text:span text:style-name="Source_20_Text"><text:span text:style-name="T13"><text:tab/></text:span></text:span><text:span text:style-name="Source_20_Text"><text:span text:style-name="Example"><text:span text:style-name="T13">sudo mysqladmin -u root -h localhost password 'votre mot de passe'</text:span></text:span></text:span></text:p>
      <text:list xml:id="list1779001798" text:style-name="L11">
        <text:list-header>
          <text:p text:style-name="P17"><text:span text:style-name="Example"><text:span text:style-name="T11"/></text:span></text:p>
        </text:list-header>
      </text:list>
      <text:list xml:id="list341243835" text:style-name="L10">
        <text:list-item>
          <text:p text:style-name="P16"><text:span text:style-name="Example"><text:span text:style-name="T11">Création d'une base nommée bdd_sdzee: </text:span></text:span></text:p>
          <text:p text:style-name="P16"><text:span text:style-name="Example"><text:span text:style-name="T13"/></text:span></text:p>
          <text:p text:style-name="P16"><text:span text:style-name="Example"><text:span text:style-name="T13">CREATE DATABASE bdd_sdzee DEFAULT CHARACTER SET utf8 COLLATE utf8_general_ci;</text:span></text:span></text:p>
          <text:p text:style-name="P16"><text:span text:style-name="Example"><text:span text:style-name="T13"/></text:span></text:p>
        </text:list-item>
        <text:list-item>
          <text:p text:style-name="P16"><text:span text:style-name="Example"><text:span text:style-name="T11">Création d'un user : </text:span></text:span></text:p>
          <text:p text:style-name="P16"><text:span text:style-name="Example"><text:span text:style-name="T13">CREATE USER 'java'@'localhost' IDENTIFIED BY 'SdZ_eE';</text:span></text:span></text:p>
          <text:p text:style-name="P16"><text:span text:style-name="Example"><text:span text:style-name="T13">GRANT ALL ON bdd_sdzee.* TO 'java'@'localhost' IDENTIFIED BY 'SdZ_eE';</text:span></text:span></text:p>
        </text:list-item>
      </text:list>
      <text:p text:style-name="Preformatted_20_Text"><text:span text:style-name="Example"><text:span text:style-name="T13">Ici le compte créé se nomme </text:span></text:span><text:span text:style-name="Example"><text:span text:style-name="Strong_20_Emphasis"><text:span text:style-name="T13">java</text:span></text:span></text:span><text:span text:style-name="Example"><text:span text:style-name="T13">, a pour mot de passe </text:span></text:span><text:span text:style-name="Example"><text:span text:style-name="Strong_20_Emphasis"><text:span text:style-name="T13">SdZ_eE</text:span></text:span></text:span><text:span text:style-name="Example"><text:span text:style-name="T13"> et dispose de tous les droits sur la base </text:span></text:span><text:span text:style-name="Example"><text:span text:style-name="Strong_20_Emphasis"><text:span text:style-name="T13">bdd_sdzee</text:span></text:span></text:span><text:span text:style-name="Example"><text:span text:style-name="T13">.</text:span></text:span><text:span text:style-name="Example"><text:span text:style-name="T11"> </text:span></text:span></text:p>
      <text:p text:style-name="Preformatted_20_Text"><text:span text:style-name="Example"><text:span text:style-name="T11"/></text:span></text:p>
      <text:list xml:id="list1395151903" text:style-name="L12">
        <text:list-item>
          <text:p text:style-name="P18"><text:span text:style-name="Example"><text:span text:style-name="T13">Pour l'utiliser, il faut ensuite vous déconnecter via la commande <text:tab/><text:tab/><text:tab/>exit, </text:span></text:span></text:p>
          <text:p text:style-name="P18"><text:span text:style-name="Example"><text:span text:style-name="T13">et vous connecter à nouveau via la commande </text:span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8"><text:span text:style-name="Example"><text:span text:style-name="T13">mysql -h localhost -u java -p, </text:span>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8"><text:span text:style-name="Example"><text:span text:style-name="T13">et enfin entrer la commande </text:span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8"><text:span text:style-name="Example"><text:span text:style-name="T13">use bdd_sdzee</text:span>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reformatted_20_Text"><text:span text:style-name="Example"><text:span text:style-name="T11"/></text:span></text:p>
      <text:p text:style-name="Preformatted_20_Text"><text:span text:style-name="Example"><text:span text:style-name="T11"/></text:span></text:p>
      <text:list xml:id="list943724707" text:continue-numbering="true" text:style-name="L12">
        <text:list-item>
          <text:p text:style-name="P18"><text:span text:style-name="Example"><text:span text:style-name="T11">Mise en place de Jdbc dans le projet</text:span></text:span></text:p>
        </text:list-item>
      </text:list>
      <text:p text:style-name="Preformatted_20_Text"><text:span text:style-name="Example"><text:span text:style-name="T13"/></text:span></text:p>
      <text:p text:style-name="Text_20_body"><text:span text:style-name="Example"><text:span text:style-name="T13">C</text:span></text:span><text:span text:style-name="Example"><text:span text:style-name="T13">'est une API qui fait partie intégrante de la plate-forme Java, et qui est constituée de classes permettant l'accès depuis vos applications Java à des données rangées sous forme de tables. Dans la très grande majorité des cas, il s'agira bien entendu de bases de données stockées dans un SGBD ! Les actions rendues possibles par cette API sont :</text:span></text:span></text:p>
      <text:list xml:id="list1200107934" text:style-name="L13">
        <text:list-item>
          <text:p text:style-name="P12"><text:bookmark text:name="r-623922"/><text:bookmark text:name="r-623917"/><text:bookmark text:name="r-623916"/>la connexion avec le SGBD ;</text:p>
        </text:list-item>
        <text:list-item>
          <text:p text:style-name="P12"><text:bookmark text:name="r-623919"/><text:bookmark text:name="r-623918"/>l'envoi de requêtes SQL au SGBD depuis une application Java ;</text:p>
        </text:list-item>
        <text:list-item>
          <text:p text:style-name="P12"><text:bookmark text:name="r-623921"/><text:bookmark text:name="r-623920"/>le traitement des données et éventuelles erreurs retournées par le SGBD lors des différentes étapes du dialogue (connexion, requête, exécution, etc.).</text:p>
        </text:list-item>
      </text:list>
      <text:p text:style-name="Preformatted_20_Text"><text:span text:style-name="Example"><text:span text:style-name="T11"/></text:span></text:p>
      <text:p text:style-name="Preformatted_20_Text"><text:span text:style-name="Example"><text:span text:style-name="T11"/></text:span></text:p>
      <text:list xml:id="list372844489" text:style-name="L14">
        <text:list-item>
          <text:p text:style-name="P19"><text:span text:style-name="Example"><text:span text:style-name="T11">Récupérer le driver :</text:span></text:span><text:a xlink:type="simple" xlink:href="http://dev.mysql.com/downloads/connector/j/"><text:span text:style-name="Example"><text:span text:style-name="T14">http://dev.mysql.com/downloads/connector/j/</text:span></text:span></text:a></text:p>
        </text:list-item>
      </text:list>
      <text:p text:style-name="Preformatted_20_Text"><text:span text:style-name="Example"><text:span text:style-name="T11"/></text:span></text:p>
      <text:p text:style-name="Preformatted_20_Text"><text:soft-page-break/><text:span text:style-name="Example"><text:span text:style-name="T11"><draw:frame draw:style-name="fr1" draw:name="graphics5" text:anchor-type="as-char" svg:width="17.491cm" svg:height="9.082cm" draw:z-index="3"><draw:image xlink:href="http://uploads.siteduzero.com/files/376001_377000/376708.png" xlink:type="simple" xlink:show="embed" xlink:actuate="onLoad"/></draw:frame></text:span></text:span></text:p>
      <text:p text:style-name="Preformatted_20_Text"><text:span text:style-name="Source_20_Text"><text:span text:style-name="T13">Il suffit ensuite de copier ce fichier dans le répertoire </text:span></text:span><text:span text:style-name="Source_20_Text"><text:span text:style-name="Strong_20_Emphasis"><text:span text:style-name="T12">/lib</text:span></text:span></text:span><text:span text:style-name="Source_20_Text"><text:span text:style-name="T13"> présent dans le dossier d'installation de votre Tomcat, et tous les projets déployés sur ce serveur pourront alors communiquer avec une base de données MySQL.</text:span></text:span></text:p>
      <text:list xml:id="list140635545" text:continue-list="list1768971980" text:style-name="L6">
        <text:list-header>
          <text:p text:style-name="P7"/>
        </text:list-header>
      </text:list>
      <text:p text:style-name="Standard"><text:span text:style-name="T5"/></text:p>
      <text:p text:style-name="Standard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roid Sans" style:font-size-asian="12pt" style:font-weight-asian="bold" style:font-name-complex="DejaVu Sans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DejaVu Sans Mono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size="10pt" fo:font-weight="bold" style:font-name-asian="Droid Sans" style:font-size-asian="10pt" style:font-weight-asian="bold" style:font-name-complex="DejaVu Sans" style:font-size-complex="10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roid Sans1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DejaVu Sans Mono" style:font-name-asian="Droid Sans1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8T14:22:08</meta:creation-date>
    <meta:generator>LibreOffice/3.5$Linux_X86_64 LibreOffice_project/350m1$Build-2</meta:generator>
    <dc:date>2014-08-18T17:11:59</dc:date>
    <meta:editing-duration>PT2H46M3S</meta:editing-duration>
    <meta:editing-cycles>28</meta:editing-cycles>
    <meta:document-statistic meta:table-count="0" meta:image-count="4" meta:object-count="0" meta:page-count="6" meta:paragraph-count="103" meta:word-count="885" meta:character-count="5648" meta:non-whitespace-character-count="4843"/>
  </office:meta>
</office:document-meta>
</file>